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CE4D6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CE4D6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CE4D6"/>
    </style:style>
    <style:style style:name="ce12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9E1F2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D9D9D9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6E0B4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6E0B4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 style:data-style-name="N19">
      <style:table-cell-properties fo:border="thin solid #000000" style:vertical-align="automatic" fo:background-color="#F2F2F2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2F2F2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2F2F2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3.45722222222222cm" style:use-optimal-column-width="true"/>
    </style:style>
    <style:style style:name="co6" style:family="table-column">
      <style:table-column-properties fo:break-before="auto" style:column-width="4.35680555555555cm"/>
    </style:style>
    <style:style style:name="co7" style:family="table-column">
      <style:table-column-properties fo:break-before="auto" style:column-width="7.00263888888889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gt;45" style:apply-style-name="cf3"/>
      <style:map style:condition="of:cell-content()=&quot;&quot;" style:apply-style-name="cf3"/>
      <style:map style:condition="of:cell-content()&lt;7" style:apply-style-name="cf2"/>
      <style:map style:condition="of:cell-content()&lt;=45" style:apply-style-name="cf1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map style:condition="of:cell-content()&gt;45" style:apply-style-name="cf3"/>
      <style:map style:condition="of:cell-content()=&quot;&quot;" style:apply-style-name="cf3"/>
      <style:map style:condition="of:cell-content()&lt;7" style:apply-style-name="cf2"/>
      <style:map style:condition="of:cell-content()&lt;=45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e_Calcula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6">
            <text:p>Description</text:p>
          </table:table-cell>
          <table:table-cell office:value-type="string" table:style-name="ce24">
            <text:p>Lead Time (Days before start)</text:p>
          </table:table-cell>
          <table:table-cell office:value-type="string" table:style-name="ce25">
            <text:p>Deadlines</text:p>
          </table:table-cell>
          <table:table-cell office:value-type="string" table:style-name="ce24">
            <text:p>Complion Flag</text:p>
          </table:table-cell>
          <table:table-cell office:value-type="string" table:style-name="ce25">
            <text:p>Days Remaining</text:p>
          </table:table-cell>
          <table:table-cell office:value-type="string" table:style-name="ce24">
            <text:p>Task Start Date (1 week prior to due date)</text:p>
          </table:table-cell>
          <table:table-cell office:value-type="string" table:style-name="ce23">
            <text:p>Notes</text:p>
          </table:table-cell>
          <table:table-cell table:number-columns-repeated="16377"/>
        </table:table-row>
        <table:table-row table:style-name="ro2">
          <table:table-cell table:style-name="ce16"/>
          <table:table-cell office:value-type="string" table:style-name="ce22">
            <text:p>Today:</text:p>
          </table:table-cell>
          <table:table-cell office:value-type="date" office:date-value="2023-10-17T00:00:00" table:formula="of:=TODAY()" table:style-name="ce21">
            <text:p>10/17/2023</text:p>
          </table:table-cell>
          <table:table-cell table:style-name="ce15"/>
          <table:table-cell office:value-type="string" table:style-name="ce20">
            <text:p>Blank if complete</text:p>
          </table:table-cell>
          <table:table-cell office:value-type="string" table:style-name="ce19">
            <text:p>Course Code and Name:</text:p>
          </table:table-cell>
          <table:table-cell office:value-type="string" table:style-name="ce18">
            <text:p>TECH325 - Networking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Course Start Date</text:p>
          </table:table-cell>
          <table:table-cell table:style-name="ce16"/>
          <table:table-cell office:value-type="date" office:date-value="2024-01-08T00:00:00" table:style-name="ce8">
            <text:p>1/8/2024</text:p>
          </table:table-cell>
          <table:table-cell table:style-name="ce15"/>
          <table:table-cell office:value-type="float" office:value="83" table:formula="of:=[.C3]-[.C$2]" table:style-name="ce27">
            <text:p>83</text:p>
          </table:table-cell>
          <table:table-cell table:style-name="ce15"/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SME Delivery Date</text:p>
          </table:table-cell>
          <table:table-cell office:value-type="float" office:value="56" table:style-name="ce12">
            <text:p>56</text:p>
          </table:table-cell>
          <table:table-cell office:value-type="date" office:date-value="2023-11-13T00:00:00" table:formula="of:=[.C3]-[.B4]" table:style-name="ce8">
            <text:p>11/13/2023</text:p>
          </table:table-cell>
          <table:table-cell table:style-name="ce8"/>
          <table:table-cell office:value-type="float" office:value="27" table:formula="of:=IF([.D4]=&quot;x&quot;;&quot;&quot;;([.C4]-[.C$2]))" table:style-name="ce27">
            <text:p>27</text:p>
          </table:table-cell>
          <table:table-cell office:value-type="date" office:date-value="2023-11-06T00:00:00" table:formula="of:=IF([.E4]=&quot;&quot;;&quot;&quot;;([.C4]-7))" table:style-name="ce8">
            <text:p>11/6/2023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13">
            <text:p>SME Midpoint Checkin</text:p>
          </table:table-cell>
          <table:table-cell office:value-type="float" office:value="45" table:style-name="ce12">
            <text:p>45</text:p>
          </table:table-cell>
          <table:table-cell office:value-type="date" office:date-value="2023-09-29T00:00:00" table:formula="of:=[.C4]-[.B5]" table:style-name="ce8">
            <text:p>9/29/2023</text:p>
          </table:table-cell>
          <table:table-cell table:style-name="ce8"/>
          <table:table-cell office:value-type="float" office:value="-18" table:formula="of:=IF([.D5]=&quot;x&quot;;&quot;&quot;;([.C5]-[.C$2]))" table:style-name="ce27">
            <text:p>-18</text:p>
          </table:table-cell>
          <table:table-cell office:value-type="date" office:date-value="2023-09-22T00:00:00" table:formula="of:=IF([.E5]=&quot;&quot;;&quot;&quot;;([.C5]-7))" table:style-name="ce8">
            <text:p>9/22/2023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13">
            <text:p>SME Developer Contract Issued</text:p>
          </table:table-cell>
          <table:table-cell office:value-type="float" office:value="90" table:style-name="ce12">
            <text:p>90</text:p>
          </table:table-cell>
          <table:table-cell office:value-type="date" office:date-value="2023-08-15T00:00:00" table:formula="of:=[.C4]-[.B6]" table:style-name="ce8">
            <text:p>8/15/2023</text:p>
          </table:table-cell>
          <table:table-cell office:value-type="string" table:style-name="ce8">
            <text:p>x</text:p>
          </table:table-cell>
          <table:table-cell office:value-type="string" office:string-value="" table:formula="of:=IF([.D6]=&quot;x&quot;;&quot;&quot;;([.C6]-[.C$2]))" table:style-name="ce27"/>
          <table:table-cell office:value-type="string" office:string-value="" table:formula="of:=IF([.E6]=&quot;&quot;;&quot;&quot;;([.C6]-7))" table:style-name="ce8"/>
          <table:table-cell office:value-type="string" table:style-name="ce7">
            <text:p>Due Oct 1, 2023 (put too early)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SME Identified</text:p>
          </table:table-cell>
          <table:table-cell office:value-type="float" office:value="14" table:style-name="ce12">
            <text:p>14</text:p>
          </table:table-cell>
          <table:table-cell office:value-type="date" office:date-value="2023-08-01T00:00:00" table:formula="of:=[.C6]-[.B7]" table:style-name="ce8">
            <text:p>8/1/2023</text:p>
          </table:table-cell>
          <table:table-cell office:value-type="string" table:style-name="ce8">
            <text:p>x</text:p>
          </table:table-cell>
          <table:table-cell office:value-type="string" office:string-value="" table:formula="of:=IF([.D7]=&quot;x&quot;;&quot;&quot;;([.C7]-[.C$2]))" table:style-name="ce27"/>
          <table:table-cell office:value-type="string" office:string-value="" table:formula="of:=IF([.E7]=&quot;&quot;;&quot;&quot;;([.C7]-7))" table:style-name="ce8"/>
          <table:table-cell office:value-type="string" table:style-name="ce7">
            <text:p>Johnny Developer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Course Adjunct Contract Issued</text:p>
          </table:table-cell>
          <table:table-cell office:value-type="float" office:value="21" table:style-name="ce10">
            <text:p>21</text:p>
          </table:table-cell>
          <table:table-cell office:value-type="date" office:date-value="2023-12-18T00:00:00" table:formula="of:=[.C3]-[.B8]" table:style-name="ce8">
            <text:p>12/18/2023</text:p>
          </table:table-cell>
          <table:table-cell table:style-name="ce8"/>
          <table:table-cell office:value-type="float" office:value="62" table:formula="of:=IF([.D8]=&quot;x&quot;;&quot;&quot;;([.C8]-[.C$2]))" table:style-name="ce27">
            <text:p>62</text:p>
          </table:table-cell>
          <table:table-cell office:value-type="date" office:date-value="2023-12-11T00:00:00" table:formula="of:=IF([.E8]=&quot;&quot;;&quot;&quot;;([.C8]-7))" table:style-name="ce8">
            <text:p>12/11/2023</text:p>
          </table:table-cell>
          <table:table-cell table:style-name="ce7"/>
          <table:table-cell table:number-columns-repeated="16377"/>
        </table:table-row>
        <table:table-row table:style-name="ro3">
          <table:table-cell office:value-type="string" table:style-name="ce6">
            <text:p>Course Adjunct Identified</text:p>
          </table:table-cell>
          <table:table-cell office:value-type="float" office:value="45" table:style-name="ce5">
            <text:p>45</text:p>
          </table:table-cell>
          <table:table-cell office:value-type="date" office:date-value="2023-11-24T00:00:00" table:formula="of:=[.C3]-[.B9]" table:style-name="ce3">
            <text:p>11/24/2023</text:p>
          </table:table-cell>
          <table:table-cell table:style-name="ce3"/>
          <table:table-cell office:value-type="float" office:value="38" table:formula="of:=IF([.D9]=&quot;x&quot;;&quot;&quot;;([.C9]-[.C$2]))" table:style-name="ce28">
            <text:p>38</text:p>
          </table:table-cell>
          <table:table-cell office:value-type="date" office:date-value="2023-11-17T00:00:00" table:formula="of:=IF([.E9]=&quot;&quot;;&quot;&quot;;([.C9]-7))" table:style-name="ce3">
            <text:p>11/17/2023</text:p>
          </table:table-cell>
          <table:table-cell office:value-type="string" table:style-name="ce2">
            <text:p>Jane Instructor</text:p>
          </table:table-cell>
          <table:table-cell table:number-columns-repeated="16377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EB9C"/>
      <style:text-properties fo:color="#9C57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style style:name="cf3" style:family="table-cell">
      <style:table-cell-properties fo:background-color="#C6EFCE"/>
      <style:text-properties fo:color="#006100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Barnard, Jakob</meta:initial-creator>
    <dc:creator>Barnard, Jakob</dc:creator>
    <meta:creation-date>2023-10-17T14:15:10Z</meta:creation-date>
    <dc:date>2023-10-17T14:16:34Z</dc:date>
  </office:meta>
</office:document-meta>
</file>